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Heading_20_1">
      <style:paragraph-properties fo:keep-with-next="always"/>
      <style:text-properties style:font-name="Cambria" fo:language="ru" fo:country="RU" style:font-name-asian="Arial Unicode MS" style:font-name-complex="Mangal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fo:font-style="italic" fo:font-weight="bold"/>
    </style:style>
    <style:style style:name="T6" style:family="text">
      <style:text-properties fo:color="#000000"/>
    </style:style>
    <style:style style:name="T7" style:family="text">
      <style:text-properties fo:color="#000000" fo:font-style="italic"/>
    </style:style>
    <style:style style:name="T8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images/0637.png" xlink:type="simple" xlink:show="embed" xlink:actuate="onLoad"/></draw:frame></text:p>
          </table:table-cell>
          <table:table-cell table:style-name="Table1.B1" office:value-type="string">
            <text:h text:style-name="P6" text:outline-level="1">Вал и ротор ГД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h text:style-name="P7" text:outline-level="1">(Объект регулирования с сухим трением)</text:h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8cm" svg:height="1.96cm" draw:z-index="1"><draw:image xlink:href="../images/0637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атематическую модель объекта регулирования, в том числе ротора ГД как механической системы общего вида с учетом действия гидромеханического момента сил давлений в гидролиниях ГД, внешнего возмущающего момента и сил сухого трения. Учитываются особенности моделирования движения объекта регулирования при наличии <text:span text:style-name="T2">зоны застоя</text:span>. Логически анализируются условия <text:span text:style-name="T1">останова</text:span> и <text:span text:style-name="T1">страгивания</text:span>. </text:p>
            <text:p text:style-name="P4">Блок имеет <text:span text:style-name="T3">3</text:span> входных порта и <text:span text:style-name="T3">3 </text:span>выходных порта. </text:p>
            <text:p text:style-name="P4"><text:span text:style-name="T4">Входные порты</text:span>:</text:p>
            <text:p text:style-name="P4">На 1-ый входной порт (сверху) подается сигнал, соответствующий значению скорости <text:span text:style-name="T5">Omp</text:span> на предыдущем шаге интегрирования;</text:p>
            <text:p text:style-name="P4">На 2-ой входной порт (слева) подается сигнал, соответствующий значению момента <text:span text:style-name="T5">Md</text:span>, приложенного к валу ОР (развиваемого ИД на валу ОР);</text:p>
            <text:p text:style-name="P4">На 3-ий входной порт (слева) подается сигнал, соответствующий значению внешнего возмущающего момента <text:span text:style-name="T5">Mb</text:span>;</text:p>
            <text:p text:style-name="P4"><text:span text:style-name="T4">Выходные порты</text:span>:</text:p>
            <text:p text:style-name="P4">На 1-ом выходном порте (справа) формируется сигнал, соответствующий скорости ротора гидродвигателя <text:span text:style-name="T5">Om</text:span>;</text:p>
            <text:p text:style-name="P4">На 2-ом выходном порте (справа) формируется сигнал, соответствующий углу поворота ротора гидродвигателя <text:span text:style-name="T5">alf</text:span>.</text:p>
            <text:p text:style-name="P4">На 3-ем выходном порте (снизу) формируется сигнал, соответствующий результирующему моменту силы трения <text:span text:style-name="T5">MtOm</text:span> (с учетом фаз останова и движения и зависимости от скорости движения). </text:p>
            <text:p text:style-name="P4"><text:span text:style-name="T8">Свойства</text:span>: </text:p>
            <text:list xml:id="list2768151710865150645" text:style-name="L1">
              <text:list-item>
                <text:p text:style-name="P5"><text:soft-page-break/><text:span text:style-name="T1">Момент инерции</text:span><text:span text:style-name="T7"> </text:span><text:span text:style-name="T5">J</text:span> , кг*м^2; </text:p>
              </text:list-item>
              <text:list-item>
                <text:p text:style-name="P5"><text:span text:style-name="T1">Коэффициент скоростного сопротивления </text:span><text:span text:style-name="T5">f</text:span>, Нм с/рад; </text:p>
              </text:list-item>
              <text:list-item>
                <text:p text:style-name="P5"><text:span text:style-name="T1">Коэффициент позиционной нагрузки</text:span> <text:span text:style-name="T5">c</text:span>; Нм/рад; </text:p>
              </text:list-item>
              <text:list-item>
                <text:p text:style-name="P5"><text:span text:style-name="T1">Модуль значения момента сухого трения в фазе движения </text:span><text:span text:style-name="T5">Mto</text:span>, Нм; </text:p>
              </text:list-item>
              <text:list-item>
                <text:p text:style-name="P5"><text:span text:style-name="T1">Начальное значение скорости ротора</text:span> <text:span text:style-name="T5">Om</text:span><text:span text:style-name="T2">0</text:span><text:span text:style-name="T6">, рад/с;</text:span> </text:p>
              </text:list-item>
              <text:list-item>
                <text:p text:style-name="P5"><text:span text:style-name="T1">Начальное значение угла поворота ротора </text:span><text:span text:style-name="T5">alf</text:span><text:span text:style-name="T2">0 ,</text:span> рад.</text:p>
              </text:list-item>
            </text:list>
            <text:p text:style-name="P4"><text:span text:style-name="T4">Примечания</text:span>: </text:p>
            <text:p text:style-name="P4">1. Если какие-то именованные параметры математической модели в процессе моделирования изменяются, то в <text:span text:style-name="T2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ал и ротор ГД</dc:title>
    <dc:date>2014-12-09T23:51:24.79</dc:date>
    <meta:generator>OpenOffice/4.1.1$Win32 OpenOffice.org_project/411m6$Build-9775</meta:generator>
    <meta:editing-duration>PT3H20M17S</meta:editing-duration>
    <meta:editing-cycles>90</meta:editing-cycles>
    <meta:print-date>2011-11-10T16:21:48.35</meta:print-date>
    <meta:document-statistic meta:table-count="1" meta:image-count="2" meta:object-count="0" meta:page-count="2" meta:paragraph-count="25" meta:word-count="243" meta:character-count="1806"/>
    <meta:user-defined meta:name="Поле 1"/>
    <meta:user-defined meta:name="Поле 2"/>
    <meta:user-defined meta:name="Поле 3"/>
    <meta:user-defined meta:name="Поле 4"/>
  </office:meta>
</office:document-meta>
</file>